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FBAAA174A8652D7.png" manifest:media-type="image/png"/>
  <manifest:file-entry manifest:full-path="Pictures/10000201000007380000041DA592DC630D4108F5.png" manifest:media-type="image/png"/>
  <manifest:file-entry manifest:full-path="Pictures/10000201000007380000041DD32584C88DE05AAC.png" manifest:media-type="image/png"/>
  <manifest:file-entry manifest:full-path="Pictures/10000201000007380000041DDDEE5285F52F101B.png" manifest:media-type="image/png"/>
  <manifest:file-entry manifest:full-path="Pictures/10000201000007380000041D5312CAABA97BCD37.png" manifest:media-type="image/png"/>
  <manifest:file-entry manifest:full-path="Pictures/10000201000007380000041D655448D7352AE3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B EX 1</text:p>
      <text:p text:style-name="Subtitle">NAME : A.S.DEEPESH KUMAR</text:p>
      <text:p text:style-name="Subtitle">IOT-A</text:p>
      <text:p text:style-name="Subtitle"><draw:frame draw:style-name="fr1" draw:name="Image1" text:anchor-type="char" svg:x="0cm" svg:y="0.254cm" svg:width="17cm" svg:height="9.686cm" draw:z-index="0"><draw:image xlink:href="Pictures/10000201000007380000041D655448D7352AE38C.png" xlink:type="simple" xlink:show="embed" xlink:actuate="onLoad" loext:mime-type="image/png"/></draw:frame></text:p>
      <text:p text:style-name="Text_20_body"><draw:frame draw:style-name="fr1" draw:name="Image2" text:anchor-type="char" svg:x="0.767cm" svg:y="-0.019cm" svg:width="15.011cm" svg:height="8.551cm" draw:z-index="1"><draw:image xlink:href="Pictures/10000201000007380000041DDDEE5285F52F101B.png" xlink:type="simple" xlink:show="embed" xlink:actuate="onLoad" loext:mime-type="image/png"/></draw:frame></text:p>
      <text:p text:style-name="Text_20_body"/>
      <text:p text:style-name="Text_20_body"/>
      <text:p text:style-name="Text_20_body"><draw:frame draw:style-name="fr1" draw:name="Image3" text:anchor-type="char" svg:x="1.191cm" svg:y="-1.09cm" svg:width="15.249cm" svg:height="8.687cm" draw:z-index="2"><draw:image xlink:href="Pictures/10000201000007380000041DD32584C88DE05AAC.png" xlink:type="simple" xlink:show="embed" xlink:actuate="onLoad" loext:mime-type="image/png"/></draw:frame><text:soft-page-break/></text:p>
      <text:p text:style-name="Text_20_body"/>
      <text:p text:style-name="Text_20_body"><draw:frame draw:style-name="fr1" draw:name="Image5" text:anchor-type="char" svg:x="-0.711cm" svg:y="0.243cm" svg:width="17.418cm" svg:height="9.924cm" draw:z-index="4"><draw:image xlink:href="Pictures/10000201000007380000041DA592DC630D4108F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4" text:anchor-type="char" svg:x="0.688cm" svg:y="-1.494cm" svg:width="17cm" svg:height="9.562cm" draw:z-index="3"><draw:image xlink:href="Pictures/1000020100000780000004387FBAAA174A8652D7.png" xlink:type="simple" xlink:show="embed" xlink:actuate="onLoad" loext:mime-type="image/png"/></draw:frame><draw:frame draw:style-name="fr1" draw:name="Image6" text:anchor-type="char" svg:x="0.265cm" svg:y="11.033cm" svg:width="17cm" svg:height="9.686cm" draw:z-index="5"><draw:image xlink:href="Pictures/10000201000007380000041D5312CAABA97BCD3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10:04:31.591559852</meta:creation-date>
    <dc:date>2022-12-22T10:11:54.581607919</dc:date>
    <meta:editing-duration>PT7M23S</meta:editing-duration>
    <meta:editing-cycles>1</meta:editing-cycles>
    <meta:document-statistic meta:table-count="0" meta:image-count="6" meta:object-count="0" meta:page-count="3" meta:paragraph-count="3" meta:word-count="8" meta:character-count="37" meta:non-whitespace-character-count="32"/>
    <meta:generator>LibreOffice/6.4.7.2$Linux_X86_64 LibreOffice_project/40$Build-2</meta:generator>
  </office:meta>
</office:document-meta>
</file>